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7.78cm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family="'Liberation Sans'" style:font-family-generic="swiss" style:font-pitch="variable"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4.13cm" svg:height="18.03cm" svg:x="1.635cm" svg:y="1.889cm">
          <draw:text-box>
            <text:p text:style-name="P1"><text:span text:style-name="T1">CPE453</text:span></text:p>
            <text:p text:style-name="P1"><text:span text:style-name="T1"/></text:p>
            <text:p text:style-name="P2"><text:span text:style-name="T2">Two programs to test track, run both commands below from your normal user on a Linux lab computer. </text:span><text:span text:style-name="T3">train_rec</text:span><text:span text:style-name="T2"> will connect to loconet (needs USB), and </text:span><text:span text:style-name="T3">train_rec_sql</text:span><text:span text:style-name="T2"> will remotely set the SQL tables.</text:span></text:p>
            <text:p text:style-name="P2"><text:span text:style-name="T4"/></text:p>
            <text:p text:style-name="P2"><text:span text:style-name="T4">/home/student/csb0019/train_rec</text:span></text:p>
            <text:p text:style-name="P2"><text:span text:style-name="T4"/></text:p>
            <text:p text:style-name="P2"><text:span text:style-name="T4">/home/student/csb0019/train_rec_sq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Bero</meta:initial-creator>
    <meta:creation-date>2015-04-04T17:32:40</meta:creation-date>
    <meta:printed-by>Christopher Bero</meta:printed-by>
    <meta:print-date>2015-04-04T17:54:39</meta:print-date>
    <dc:date>2015-04-04T17:55:06</dc:date>
    <dc:creator>Christopher Bero</dc:creator>
    <meta:editing-duration>PT7M16S</meta:editing-duration>
    <meta:editing-cycles>1</meta:editing-cycles>
    <meta:document-statistic meta:object-count="1"/>
    <meta:generator>LibreOffice/4.0.4.2$Linux_X86_64 LibreOffice_project/400m0$Build-2</meta:generator>
  </office:meta>
</office:document-meta>
</file>